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rsonlig" style:family="table" style:master-page-name="">
      <style:table-properties style:width="6.925in" style:page-number="0" table:align="margins"/>
    </style:style>
    <style:style style:name="Personlig.A" style:family="table-column">
      <style:table-column-properties style:column-width="2.3083in" style:rel-column-width="21845*"/>
    </style:style>
    <style:style style:name="Personlig.A1" style:family="table-cell">
      <style:table-cell-properties fo:padding="0.0382in" fo:border="none"/>
    </style:style>
    <style:style style:name="utdanning" style:family="table">
      <style:table-properties style:width="6.9271in" fo:margin-left="0in" fo:margin-right="-0.0021in" table:align="margins"/>
    </style:style>
    <style:style style:name="utdanning.A" style:family="table-column">
      <style:table-column-properties style:column-width="1.5729in" style:rel-column-width="14880*"/>
    </style:style>
    <style:style style:name="utdanning.B" style:family="table-column">
      <style:table-column-properties style:column-width="5.3542in" style:rel-column-width="50655*"/>
    </style:style>
    <style:style style:name="utdanning.A1" style:family="table-cell">
      <style:table-cell-properties fo:background-color="transparent" fo:padding="0.0382in" fo:border="none">
        <style:background-image/>
      </style:table-cell-properties>
    </style:style>
    <style:style style:name="utdanning.B1" style:family="table-cell">
      <style:table-cell-properties fo:padding="0.0382in" fo:border="none"/>
    </style:style>
    <style:style style:name="utdanning.2" style:family="table-row">
      <style:table-row-properties style:min-row-height="0.2521in"/>
    </style:style>
    <style:style style:name="Jobberfaring" style:family="table">
      <style:table-properties style:width="6.9271in" fo:margin-left="0in" fo:margin-right="-0.0021in" table:align="margins"/>
    </style:style>
    <style:style style:name="Jobberfaring.A" style:family="table-column">
      <style:table-column-properties style:column-width="1.5625in" style:rel-column-width="14782*"/>
    </style:style>
    <style:style style:name="Jobberfaring.B" style:family="table-column">
      <style:table-column-properties style:column-width="5.3646in" style:rel-column-width="50753*"/>
    </style:style>
    <style:style style:name="Jobberfaring.A1" style:family="table-cell">
      <style:table-cell-properties fo:background-color="transparent" fo:padding="0.0382in" fo:border="none">
        <style:background-image/>
      </style:table-cell-properties>
    </style:style>
    <style:style style:name="Jobberfaring.B1" style:family="table-cell">
      <style:table-cell-properties fo:padding="0.0382in" fo:border="none"/>
    </style:style>
    <style:style style:name="gen_5f_erfaring" style:display-name="gen_erfaring" style:family="table">
      <style:table-properties style:width="6.9271in" fo:margin-left="0in" fo:margin-right="-0.0021in" table:align="margins"/>
    </style:style>
    <style:style style:name="gen_5f_erfaring.A" style:display-name="gen_erfaring.A" style:family="table-column">
      <style:table-column-properties style:column-width="1.5625in" style:rel-column-width="14782*"/>
    </style:style>
    <style:style style:name="gen_5f_erfaring.B" style:display-name="gen_erfaring.B" style:family="table-column">
      <style:table-column-properties style:column-width="5.3646in" style:rel-column-width="50753*"/>
    </style:style>
    <style:style style:name="gen_5f_erfaring.A1" style:display-name="gen_erfaring.A1" style:family="table-cell">
      <style:table-cell-properties fo:padding="0.0382in" fo:border="none"/>
    </style:style>
    <style:style style:name="Datakunnskaper" style:family="table">
      <style:table-properties style:width="6.9271in" fo:margin-left="0in" fo:margin-right="-0.0021in" table:align="margins"/>
    </style:style>
    <style:style style:name="Datakunnskaper.A" style:family="table-column">
      <style:table-column-properties style:column-width="1.5521in" style:rel-column-width="14683*"/>
    </style:style>
    <style:style style:name="Datakunnskaper.B" style:family="table-column">
      <style:table-column-properties style:column-width="5.375in" style:rel-column-width="50852*"/>
    </style:style>
    <style:style style:name="Datakunnskaper.A1" style:family="table-cell">
      <style:table-cell-properties fo:padding="0.0382in" fo:border="none"/>
    </style:style>
    <style:style style:name="Språk" style:family="table">
      <style:table-properties style:width="6.9271in" fo:margin-left="0in" fo:margin-right="-0.0021in" table:align="margins"/>
    </style:style>
    <style:style style:name="Språk.A" style:family="table-column">
      <style:table-column-properties style:column-width="1.5521in" style:rel-column-width="14683*"/>
    </style:style>
    <style:style style:name="Språk.B" style:family="table-column">
      <style:table-column-properties style:column-width="5.375in" style:rel-column-width="50852*"/>
    </style:style>
    <style:style style:name="Språk.A1" style:family="table-cell">
      <style:table-cell-properties fo:padding="0.0382in" fo:border="none"/>
    </style:style>
    <style:style style:name="Interesser" style:family="table">
      <style:table-properties style:width="6.9271in" fo:margin-left="0in" fo:margin-right="-0.0021in" table:align="margins"/>
    </style:style>
    <style:style style:name="Interesser.A" style:family="table-column">
      <style:table-column-properties style:column-width="1.5521in" style:rel-column-width="14683*"/>
    </style:style>
    <style:style style:name="Interesser.B" style:family="table-column">
      <style:table-column-properties style:column-width="5.375in" style:rel-column-width="50852*"/>
    </style:style>
    <style:style style:name="Interesser.A1" style:family="table-cell">
      <style:table-cell-properties fo:padding="0.0382in" fo:border="none"/>
    </style:style>
    <style:style style:name="Referanser" style:family="table">
      <style:table-properties style:width="6.9271in" fo:margin-left="0in" fo:margin-right="-0.0021in" table:align="margins"/>
    </style:style>
    <style:style style:name="Referanser.A" style:family="table-column">
      <style:table-column-properties style:column-width="1.5417in" style:rel-column-width="14585*"/>
    </style:style>
    <style:style style:name="Referanser.B" style:family="table-column">
      <style:table-column-properties style:column-width="5.3854in" style:rel-column-width="50950*"/>
    </style:style>
    <style:style style:name="Referanser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margin-top="0.0701in" fo:margin-bottom="0in" fo:padding="0in" fo:border-left="none" fo:border-right="none" fo:border-top="none" fo:border-bottom="0.0071in solid #808080" style:shadow="none"/>
      <style:text-properties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in" fo:margin-bottom="0.0402in"/>
    </style:style>
    <style:style style:name="P7" style:family="paragraph" style:parent-style-name="Text_20_body">
      <style:paragraph-properties fo:margin-top="0in" fo:margin-bottom="0in" fo:background-color="transparent" style:shadow="none">
        <style:background-image/>
      </style:paragraph-properties>
    </style:style>
    <style:style style:name="P8" style:family="paragraph" style:parent-style-name="Table_20_Contents" style:list-style-name="L1">
      <style:paragraph-properties fo:text-align="end" style:justify-single-word="false"/>
    </style:style>
    <style:style style:name="P9" style:family="paragraph" style:parent-style-name="Table_20_Contents" style:list-style-name="L2">
      <style:paragraph-properties fo:text-align="end" style:justify-single-word="false"/>
    </style:style>
    <style:style style:name="P10" style:family="paragraph" style:parent-style-name="Table_20_Contents" style:list-style-name="L3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5.75pt" style:font-size-complex="18pt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font-name="Arial" style:font-name-asian="Arial" style:font-name-complex="Ari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6">Curriculum</text:span> Vitae</text:h>
      <text:h text:style-name="P5" text:outline-level="3">Anders Moen Garmo<text:tab/><text:span text:style-name="T8">♂</text:span></text:h>
      <table:table table:name="Personlig" table:style-name="Personlig">
        <table:table-column table:style-name="Personlig.A" table:number-columns-repeated="3"/>
        <table:table-row>
          <table:table-cell table:style-name="Personlig.A1" office:value-type="string">
            <text:p text:style-name="Table_20_Contents">Eirik Jarls gate 2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>Tlf: 416 11 272</text:p>
          </table:table-cell>
        </table:table-row>
        <table:table-row>
          <table:table-cell table:style-name="Personlig.A1" office:value-type="string">
            <text:p text:style-name="Table_20_Contents">7030 Trondheim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>E-mail: agarmo@gmail.com</text:p>
          </table:table-cell>
        </table:table-row>
        <table:table-row>
          <table:table-cell table:style-name="Personlig.A1" office:value-type="string">
            <text:p text:style-name="P7">Born: 16.12.1983</text:p>
            <text:p text:style-name="P6">Civil Status: not married.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/>
          </table:table-cell>
        </table:table-row>
      </table:table>
      <text:h text:style-name="Heading_20_2" text:outline-level="2">Education:</text:h>
      <table:table table:name="utdanning" table:style-name="utdanning">
        <table:table-column table:style-name="utdanning.A"/>
        <table:table-column table:style-name="utdanning.B"/>
        <table:table-row>
          <table:table-cell table:style-name="utdanning.A1" office:value-type="string">
            <text:p text:style-name="Table_20_Contents">2004 - </text:p>
          </table:table-cell>
          <table:table-cell table:style-name="utdanning.B1" office:value-type="string">
            <text:p text:style-name="P1">Norwegian University of Science and Technology(NTNU).<text:span text:style-name="T1"> Civil engineer in cybernetics specializing in control engineering. 4</text:span><text:span text:style-name="T7">th</text:span><text:span text:style-name="T1"> year Master Student in Cybernetics.</text:span></text:p>
          </table:table-cell>
        </table:table-row>
        <table:table-row table:style-name="utdanning.2">
          <table:table-cell table:style-name="utdanning.B1" office:value-type="string">
            <text:p text:style-name="Table_20_Contents">1999-2002</text:p>
          </table:table-cell>
          <table:table-cell table:style-name="utdanning.B1" office:value-type="string">
            <text:p text:style-name="P1">Bø Vidaregåande Skule.<text:span text:style-name="T1"> High-school, general studies within math, physics and chemistry.</text:span></text:p>
          </table:table-cell>
        </table:table-row>
      </table:table>
      <text:h text:style-name="P4" text:outline-level="2">Work experience:</text:h>
      <table:table table:name="Jobberfaring" table:style-name="Jobberfaring">
        <table:table-column table:style-name="Jobberfaring.A"/>
        <table:table-column table:style-name="Jobberfaring.B"/>
        <table:table-row>
          <table:table-cell table:style-name="Jobberfaring.A1" office:value-type="string">
            <text:p text:style-name="Table_20_Contents">06.2003-08.2007</text:p>
          </table:table-cell>
          <table:table-cell table:style-name="Jobberfaring.B1" office:value-type="string">
            <text:p text:style-name="P1">E. Århus a/s.<text:span text:style-name="T1"> Truck driver. Distributed dairy-products for TINE. Worked fulltime from 06.2003 to 08.2004. Worked in every vacation ever since. </text:span></text:p>
          </table:table-cell>
        </table:table-row>
        <table:table-row>
          <table:table-cell table:style-name="Jobberfaring.B1" office:value-type="string">
            <text:p text:style-name="Table_20_Contents">06.2002-08.2002</text:p>
          </table:table-cell>
          <table:table-cell table:style-name="Jobberfaring.B1" office:value-type="string">
            <text:p text:style-name="P1">Sande Paper Mill a/s:<text:span text:style-name="T1"> Worked one summer as a vacation worker.</text:span></text:p>
          </table:table-cell>
        </table:table-row>
        <table:table-row>
          <table:table-cell table:style-name="Jobberfaring.B1" office:value-type="string">
            <text:p text:style-name="Table_20_Contents">06.1998-06.2002</text:p>
          </table:table-cell>
          <table:table-cell table:style-name="Jobberfaring.B1" office:value-type="string">
            <text:p text:style-name="P1">Moen Gård:<text:span text:style-name="T1"> Worked in the weekends taking care of the animals at the farm.</text:span></text:p>
          </table:table-cell>
        </table:table-row>
      </table:table>
      <text:h text:style-name="P4" text:outline-level="2">Other experience:</text:h>
      <table:table table:name="gen_erfaring" table:style-name="gen_5f_erfaring">
        <table:table-column table:style-name="gen_5f_erfaring.A"/>
        <table:table-column table:style-name="gen_5f_erfaring.B"/>
        <table:table-row>
          <table:table-cell table:style-name="gen_5f_erfaring.A1" office:value-type="string">
            <text:p text:style-name="Table_20_Contents">01.2007-01.2008</text:p>
          </table:table-cell>
          <table:table-cell table:style-name="gen_5f_erfaring.A1" office:value-type="string">
            <text:p text:style-name="P1"><text:span text:style-name="T4">Leader of Videokomiteen,</text:span><text:span text:style-name="T2"> Studentersamfundet i Trondhjem.</text:span><text:span text:style-name="T1"> Videokomiteen is responsible for everything that have to do with video at Studentersamfundet. Videokomiteen is working with the CableTV-network at Studentersamfundet. They also operate the cinema machine every sunday. </text:span></text:p>
          </table:table-cell>
        </table:table-row>
        <table:table-row>
          <table:table-cell table:style-name="gen_5f_erfaring.A1" office:value-type="string">
            <text:p text:style-name="Table_20_Contents">02.2005-12.2005</text:p>
          </table:table-cell>
          <table:table-cell table:style-name="gen_5f_erfaring.A1" office:value-type="string">
            <text:p text:style-name="P1"><text:span text:style-name="T4">Layout worker,</text:span><text:span text:style-name="T2"> Kolleksjon og Layout, UKA-05</text:span>.<text:span text:style-name="T3">. Designing the layout of the programs of UKA-05</text:span></text:p>
          </table:table-cell>
        </table:table-row>
        <table:table-row>
          <table:table-cell table:style-name="gen_5f_erfaring.A1" office:value-type="string">
            <text:p text:style-name="Table_20_Contents">08.2002-07.2003</text:p>
          </table:table-cell>
          <table:table-cell table:style-name="gen_5f_erfaring.A1" office:value-type="string">
            <text:p text:style-name="P1"><text:span text:style-name="T4">Tank driver, </text:span><text:span text:style-name="T2">Panserbataljonen, 6. Divisjon</text:span><text:span text:style-name="T3">. Completed military service as a driver of CV9030N tank.</text:span></text:p>
          </table:table-cell>
        </table:table-row>
      </table:table>
      <text:h text:style-name="P4" text:outline-level="2">Computer knowledge:</text:h>
      <table:table table:name="Datakunnskaper" table:style-name="Datakunnskaper">
        <table:table-column table:style-name="Datakunnskaper.A"/>
        <table:table-column table:style-name="Datakunnskaper.B"/>
        <table:table-row>
          <table:table-cell table:style-name="Datakunnskaper.A1" office:value-type="string">
            <text:p text:style-name="P2"/>
          </table:table-cell>
          <table:table-cell table:style-name="Datakunnskaper.A1" office:value-type="string">
            <text:p text:style-name="P2">C, Real-time C, C++, Java, Matlab, UML, Ada, LaTeX, Linux.</text:p>
          </table:table-cell>
        </table:table-row>
      </table:table>
      <text:h text:style-name="Heading_20_2" text:outline-level="2">Languages:</text:h>
      <table:table table:name="Språk" table:style-name="Språk">
        <table:table-column table:style-name="Språk.A"/>
        <table:table-column table:style-name="Språk.B"/>
        <table:table-row>
          <table:table-cell table:style-name="Språk.A1" office:value-type="string">
            <text:p text:style-name="Table_20_Contents">English</text:p>
          </table:table-cell>
          <table:table-cell table:style-name="Språk.A1" office:value-type="string">
            <text:p text:style-name="Table_20_Contents">Fluent in oral and written.</text:p>
          </table:table-cell>
        </table:table-row>
        <table:table-row>
          <table:table-cell table:style-name="Språk.A1" office:value-type="string">
            <text:p text:style-name="Table_20_Contents">French</text:p>
          </table:table-cell>
          <table:table-cell table:style-name="Språk.A1" office:value-type="string">
            <text:p text:style-name="Table_20_Contents">Some knowledge in oral and written.</text:p>
          </table:table-cell>
        </table:table-row>
      </table:table>
      <text:h text:style-name="P4" text:outline-level="2">Interests:</text:h>
      <table:table table:name="Interesser" table:style-name="Interesser">
        <table:table-column table:style-name="Interesser.A"/>
        <table:table-column table:style-name="Interesser.B"/>
        <table:table-row>
          <table:table-cell table:style-name="Interesser.A1" office:value-type="string">
            <text:p text:style-name="Table_20_Contents"/>
          </table:table-cell>
          <table:table-cell table:style-name="Interesser.A1" office:value-type="string">
            <text:p text:style-name="Table_20_Contents">Music, film, photo, nature.</text:p>
          </table:table-cell>
        </table:table-row>
      </table:table>
      <text:h text:style-name="P4" text:outline-level="2">References:</text:h>
      <table:table table:name="Referanser" table:style-name="Referanser">
        <table:table-column table:style-name="Referanser.A"/>
        <table:table-column table:style-name="Referanser.B"/>
        <table:table-row>
          <table:table-cell table:style-name="Referanser.A1" office:value-type="string">
            <text:list text:style-name="L1">
              <text:list-header>
                <text:p text:style-name="P8"/>
              </text:list-header>
            </text:list>
          </table:table-cell>
          <table:table-cell table:style-name="Referanser.A1" office:value-type="string">
            <text:p text:style-name="Table_20_Contents"><text:span text:style-name="T5">Karl Steinar Århus</text:span>, President E. Århus a/s, 3830 Ulefoss.</text:p>
            <text:p text:style-name="Table_20_Contents">Tlf: 971 19 666</text:p>
          </table:table-cell>
        </table:table-row>
        <table:table-row>
          <table:table-cell table:style-name="Referanser.A1" office:value-type="string">
            <text:list text:style-name="L2">
              <text:list-header>
                <text:p text:style-name="P9"/>
              </text:list-header>
            </text:list>
          </table:table-cell>
          <table:table-cell table:style-name="Referanser.A1" office:value-type="string">
            <text:p text:style-name="Table_20_Contents"><text:span text:style-name="T5">Benedicte Raae</text:span>, Leader Kolleksjon og Layout UKA-05.</text:p>
            <text:p text:style-name="Table_20_Contents">Tlf: 976 67 045</text:p>
          </table:table-cell>
        </table:table-row>
        <table:table-row>
          <table:table-cell table:style-name="Referanser.A1" office:value-type="string">
            <text:list text:style-name="L3">
              <text:list-header>
                <text:p text:style-name="P10"/>
              </text:list-header>
            </text:list>
          </table:table-cell>
          <table:table-cell table:style-name="Referanser.A1" office:value-type="string">
            <text:p text:style-name="Table_20_Contents"><text:span text:style-name="T5">Reidar Holstad</text:span>, Owner Moen Gård farm, 3830 Ulefoss.</text:p>
            <text:p text:style-name="Table_20_Contents">Tlf: 951 31 913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class="text" style:master-page-name="" style:default-outline-level="2">
      <style:paragraph-properties fo:margin-top="0.0701in" fo:margin-bottom="0in" style:page-number="auto" fo:background-color="#c0c0c0" fo:padding="0in" fo:border-left="none" fo:border-right="none" fo:border-top="none" fo:border-bottom="0.0071in solid #808080" style:shadow="none">
        <style:tab-stops/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 fo:padding="0in" fo:border-left="none" fo:border-right="none" fo:border-top="none" fo:border-bottom="0.0071in solid #808080" style:shadow="none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2098in" fo:margin-bottom="0.2098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3-23T14:13:27</meta:creation-date>
    <dc:date>2008-03-23T17:32:29</dc:date>
    <meta:editing-cycles>38</meta:editing-cycles>
    <meta:editing-duration>PT2H58M44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1" meta:paragraph-count="43" meta:word-count="264" meta:character-count="1701"/>
  </office:meta>
</office:document-meta>
</file>